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Roman" svg:font-family="'Nimbus Roman'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Roboto" svg:font-family="Roboto, apple-system, 'apple color emoji', BlinkMacSystemFont, 'Segoe UI', Roboto, Oxygen-Sans, Ubuntu, Cantarell, 'Helvetica Neue', sans-serif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  <style:font-face style:name="markup-bold" svg:font-family="markup-bold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10bac" officeooo:paragraph-rsid="00110bac"/>
    </style:style>
    <style:style style:name="P2" style:family="paragraph" style:parent-style-name="Standard">
      <style:text-properties officeooo:paragraph-rsid="00110bac"/>
    </style:style>
    <style:style style:name="P3" style:family="paragraph" style:parent-style-name="Standard">
      <style:text-properties style:font-name="Nimbus Roman" officeooo:paragraph-rsid="00110bac"/>
    </style:style>
    <style:style style:name="P4" style:family="paragraph" style:parent-style-name="Standard" style:list-style-name="L1">
      <style:paragraph-properties fo:line-height="150%"/>
      <style:text-properties style:font-name="Nimbus Roman" officeooo:paragraph-rsid="00110bac"/>
    </style:style>
    <style:style style:name="P5" style:family="paragraph" style:parent-style-name="Standard" style:list-style-name="L1">
      <style:paragraph-properties fo:line-height="150%"/>
      <style:text-properties style:font-name="Nimbus Roman" officeooo:rsid="00110bac" officeooo:paragraph-rsid="00110bac"/>
    </style:style>
    <style:style style:name="P6" style:family="paragraph" style:parent-style-name="Table_20_Contents">
      <style:text-properties officeooo:rsid="00110bac" officeooo:paragraph-rsid="00110bac"/>
    </style:style>
    <style:style style:name="P7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P8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Nimbus Roman" fo:font-size="12pt" fo:letter-spacing="normal" fo:font-style="normal" fo:font-weight="normal"/>
    </style:style>
    <style:style style:name="P9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officeooo:rsid="00110bac"/>
    </style:style>
    <style:style style:name="T2" style:family="text"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Nimbus Roman" fo:font-size="12pt" fo:letter-spacing="normal" fo:font-style="normal" fo:font-weight="normal"/>
    </style:style>
    <style:style style:name="T4" style:family="text">
      <style:text-properties style:font-name="markup-bold"/>
    </style:style>
    <style:style style:name="T5" style:family="text">
      <style:text-properties style:font-name="markup-bold" officeooo:rsid="00110ba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"><text:s text:c="50"/>Тестирование VLC по критериям </text:span>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6">Критерий</text:p>
          </table:table-cell>
          <table:table-cell table:style-name="Таблица1.B1" office:value-type="string">
            <text:p text:style-name="P6">Метод измерения</text:p>
          </table:table-cell>
        </table:table-row>
        <table:table-row>
          <table:table-cell table:style-name="Таблица1.A2" office:value-type="string">
            <text:p text:style-name="P6">Потребление RAM</text:p>
          </table:table-cell>
          <table:table-cell table:style-name="Таблица1.B2" office:value-type="string">
            <text:p text:style-name="P8">Проигрывание различных медиаформатов (MP4, MKV, AVI, FLAC).</text:p>
          </table:table-cell>
        </table:table-row>
        <table:table-row>
          <table:table-cell table:style-name="Таблица1.A2" office:value-type="string">
            <text:p text:style-name="P6">Совместимость</text:p>
          </table:table-cell>
          <table:table-cell table:style-name="Таблица1.B2" office:value-type="string">
            <text:p text:style-name="P8">Воспроизведение видео в 4K и 1080p с высоким битрейтом.</text:p>
          </table:table-cell>
        </table:table-row>
        <table:table-row>
          <table:table-cell table:style-name="Таблица1.A2" office:value-type="string">
            <text:p text:style-name="P6">Безопастность</text:p>
          </table:table-cell>
          <table:table-cell table:style-name="Таблица1.B2" office:value-type="string">
            <text:p text:style-name="P8">Оценка удобства навигации и доступности функций.</text:p>
          </table:table-cell>
        </table:table-row>
      </table:table>
      <text:p text:style-name="P1"/>
      <text:p text:style-name="P1"><text:s text:c="52"/></text:p>
      <text:p text:style-name="P1"><text:s text:c="52"/>Зафиксироватьданные в таблице</text:p>
      <text:p text:style-name="P1"/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6">Критерий</text:p>
          </table:table-cell>
          <table:table-cell table:style-name="Таблица2.B1" office:value-type="string">
            <text:p text:style-name="P6">VLC</text:p>
          </table:table-cell>
        </table:table-row>
        <table:table-row>
          <table:table-cell table:style-name="Таблица2.A2" office:value-type="string">
            <text:p text:style-name="P6">RAM</text:p>
          </table:table-cell>
          <table:table-cell table:style-name="Таблица2.B2" office:value-type="string">
            <text:p text:style-name="P7">VLC поддерживает более 700 форматов, все тестируемые воспроизведены успешно.</text:p>
          </table:table-cell>
        </table:table-row>
        <table:table-row>
          <table:table-cell table:style-name="Таблица2.A2" office:value-type="string">
            <text:p text:style-name="P6">Факты</text:p>
          </table:table-cell>
          <table:table-cell table:style-name="Таблица2.B2" office:value-type="string">
            <text:p text:style-name="P9"><text:span text:style-name="T2">4K-тест прошел без зависаний, использование CPU около 40%. </text:span><text:line-break/></text:p>
          </table:table-cell>
        </table:table-row>
      </table:table>
      <text:p text:style-name="P1"/>
      <text:p text:style-name="P1"/>
      <text:p text:style-name="P2"><text:span text:style-name="T1"><text:s text:c="49"/></text:span></text:p>
      <text:p text:style-name="P2"><text:span text:style-name="T1"><text:s text:c="60"/>Слайды для презентации </text:span></text:p>
      <text:p text:style-name="P3"/>
      <text:list xml:id="list4158173498" text:style-name="L1">
        <text:list-header>
          <text:p text:style-name="P4"><text:span text:style-name="T1">Слайд 1: Заголовок Сравнение браузеров по ключевым метрикам </text:span></text:p>
          <text:p text:style-name="P4"><text:span text:style-name="T1">Слайд 2: Инфографика - Потребление RAM Потребление RAM (%) - Firefox: 60% - Brave: 40% - График: Круговая диаграмма </text:span></text:p>
          <text:p text:style-name="P5">Слайд 3: Инфографика - Совместимость Совместимость по HTML5Test (%) - Firefox: 90% - Brave: 95% - График: Столбиковая диаграмма </text:p>
          <text:p text:style-name="P5">Слайд 4: Инфографика - Безопасность Безопасность по Tranco List (%) - Firefox: 75% - Brave: 25% - График: Круговая диаграмма </text:p>
          <text:p text:style-name="P5">Слайд 5: Рекомендации Целевой аудитории: - Разработчики: Выбирайте Brave для тестирования новых функций. - Пользователи: Используйте Firefox для максимальной совместимости. - Безопасность: Рассматривайте оба варианта, смотря на ваши предпочтения.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Roman" svg:font-family="'Nimbus Roman'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Roboto" svg:font-family="Roboto, apple-system, 'apple color emoji', BlinkMacSystemFont, 'Segoe UI', Roboto, Oxygen-Sans, Ubuntu, Cantarell, 'Helvetica Neue', sans-serif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  <style:font-face style:name="markup-bold" svg:font-family="markup-bol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4:14:52.300503594</meta:creation-date>
    <dc:date>2025-06-03T14:46:46.288696422</dc:date>
    <meta:editing-duration>PT31M57S</meta:editing-duration>
    <meta:editing-cycles>1</meta:editing-cycles>
    <meta:generator>LibreOffice/7.4.4.2$Linux_X86_64 LibreOffice_project/40$Build-2</meta:generator>
    <meta:document-statistic meta:table-count="2" meta:image-count="0" meta:object-count="0" meta:page-count="1" meta:paragraph-count="24" meta:word-count="160" meta:character-count="1406" meta:non-whitespace-character-count="1002"/>
  </office:meta>
</office:document-meta>
</file>